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1.05pt"/>
    </style:style>
    <style:style style:name="co3" style:family="table-column">
      <style:table-column-properties fo:break-before="auto" style:column-width="160.16pt"/>
    </style:style>
    <style:style style:name="co4" style:family="table-column">
      <style:table-column-properties fo:break-before="auto" style:column-width="7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nunciado de la Historia</text:p>
          </table:table-cell>
          <table:table-cell table:style-name="ce1" office:value-type="string" calcext:value-type="string">
            <text:p>Alias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Esfuerzo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Comentari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o administrador necesito crear roles para los usuarios del sistema.</text:p>
          </table:table-cell>
          <table:table-cell office:value-type="string" calcext:value-type="string">
            <text:p>crear role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o administrador necesito modificar roles para actualizar las cuentas de los usuarios.</text:p>
          </table:table-cell>
          <table:table-cell office:value-type="string" calcext:value-type="string">
            <text:p>modificar role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o administrador necesito borrar roles de los usuarios que ya no cumplen un rol.</text:p>
          </table:table-cell>
          <table:table-cell office:value-type="string" calcext:value-type="string">
            <text:p>borrar role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o administrador necesito registrar las cuentas de los usuarios del sistema para gestionar los datos.</text:p>
          </table:table-cell>
          <table:table-cell office:value-type="string" calcext:value-type="string">
            <text:p>registrar cuenta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o usuario necesito modificar mi cuenta para actualizar mis datos.</text:p>
          </table:table-cell>
          <table:table-cell office:value-type="string" calcext:value-type="string">
            <text:p>modificar cuentas</text:p>
          </table:table-cell>
          <table:table-cell/>
          <table:table-cell office:value-type="string" calcext:value-type="string">
            <text:p>0/10</text:p>
          </table:table-cell>
          <table:table-cell/>
          <table:table-cell table:style-name="ce4"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o administrador necesito borrar la cuenta de los usuarios que ya no acceden al sistema.</text:p>
          </table:table-cell>
          <table:table-cell office:value-type="string" calcext:value-type="string">
            <text:p>borrar cuenta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o administrador necesito asignar roles y permisos a los usuarios para la gestión del sistema.</text:p>
          </table:table-cell>
          <table:table-cell office:value-type="string" calcext:value-type="string">
            <text:p>asignar rol y permiso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o administrador necesito modificar roles y permisos a los usuarios para la actualización de las cuentas de usuario.</text:p>
          </table:table-cell>
          <table:table-cell office:value-type="string" calcext:value-type="string">
            <text:p>modificar rol y permiso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o administrador necesito borrar roles y permisos a los usuarios para la actualización de las cuentas de usuarios del sistema.</text:p>
          </table:table-cell>
          <table:table-cell office:value-type="string" calcext:value-type="string">
            <text:p>borrar rol y permiso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o usuario necesito poder logearme para poder acceder a la aplicación.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o usuario necesito poder salir de la seción para poder cerrar a la aplicación.</text:p>
          </table:table-cell>
          <table:table-cell office:value-type="string" calcext:value-type="string">
            <text:p>logout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o usuario necesito poder registrar mis datos personales para identificarme en el sistema.</text:p>
          </table:table-cell>
          <table:table-cell office:value-type="string" calcext:value-type="string">
            <text:p>registro de dato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o Scrum master necesito crear un grupo de trabajo para definir mis integrantes de equipo.</text:p>
          </table:table-cell>
          <table:table-cell office:value-type="string" calcext:value-type="string">
            <text:p>crear grupo de trabajo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o Scrum master necesito borrar mi grupo de trabajo para crear uno desde cero.</text:p>
          </table:table-cell>
          <table:table-cell office:value-type="string" calcext:value-type="string">
            <text:p>borrar grupo de trabajo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mo Scrum master necesito poder agregar miembros para definir mi grupo de trabajo.</text:p>
          </table:table-cell>
          <table:table-cell office:value-type="string" calcext:value-type="string">
            <text:p>agregar miembro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mo Scrum master necesito poder borrar miembros para actualizar mi grupo de trabajo.</text:p>
          </table:table-cell>
          <table:table-cell office:value-type="string" calcext:value-type="string">
            <text:p>borrar miembro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string" calcext:value-type="string">
            <text:p>Como Scrum master necesito poder definir responsabilidades para los miembros del grupo de trabajo.</text:p>
          </table:table-cell>
          <table:table-cell office:value-type="string" calcext:value-type="string">
            <text:p>definir responsabilidade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mo Scrum master necesito poder asignar responsabilidades a los miembros para el proyecto a realizar.</text:p>
          </table:table-cell>
          <table:table-cell office:value-type="string" calcext:value-type="string">
            <text:p>asignar responsabilidade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mo Scrum master necesito poder definir el proyecto a realizar para poder comenzar.</text:p>
          </table:table-cell>
          <table:table-cell office:value-type="string" calcext:value-type="string">
            <text:p>definir proyecto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o Scrum master necesito poder borra el proyecto para finalizar/cancelar el actual y comenzar con otro.</text:p>
          </table:table-cell>
          <table:table-cell office:value-type="string" calcext:value-type="string">
            <text:p>borrar proyecto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mo Scrum master necesito listar los clientes para saber a quién va dirigido el proyecto.</text:p>
          </table:table-cell>
          <table:table-cell office:value-type="string" calcext:value-type="string">
            <text:p>lidtado de cliente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mo scrum master necesito definir sprints para definir el intervalo de tiempo de las actividades a realizar.</text:p>
          </table:table-cell>
          <table:table-cell office:value-type="string" calcext:value-type="string">
            <text:p>asignar sprint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mo scrum master necesito borrar sprints para actualizar las actividades.</text:p>
          </table:table-cell>
          <table:table-cell office:value-type="string" calcext:value-type="string">
            <text:p>borrar sprint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mo Scrum master necesito crear los US de cada sprint para ver las actividades a realizar.</text:p>
          </table:table-cell>
          <table:table-cell office:value-type="string" calcext:value-type="string">
            <text:p>crear U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mo Scrum master necesito modificar los US de cada sprint para actualizar las actividades a realizar.</text:p>
          </table:table-cell>
          <table:table-cell office:value-type="string" calcext:value-type="string">
            <text:p>modificar U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o Scrum master necesito asignar los sprints a cada US para guardar y comenzar con las actividades.</text:p>
          </table:table-cell>
          <table:table-cell office:value-type="string" calcext:value-type="string">
            <text:p>asignar sprints a US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mo Scrum master necesito crear los flujos de Kanban por cada US para saber su estado.</text:p>
          </table:table-cell>
          <table:table-cell office:value-type="string" calcext:value-type="string">
            <text:p>crear flujos Kanban</text:p>
          </table:table-cell>
          <table:table-cell/>
          <table:table-cell office:value-type="string" calcext:value-type="string">
            <text:p>0/10</text:p>
          </table:table-cell>
          <table:table-cell/>
          <table:table-cell office:value-type="string" calcext:value-type="string">
            <text:p>0/10</text:p>
          </table:table-cell>
          <table:table-cell/>
        </table:table-row>
        <table:table-row table:style-name="ro1">
          <table:table-cell table:style-name="ce3"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Obs: El ID es el número de los requerimientos funcionales para facilitar la localización de los mismos en el trabajo, se debe actualizar una vez definido bien los US.</text:p>
          </table:table-cell>
          <table:table-cell table:style-name="ce3" table:number-columns-repeated="6"/>
        </table:table-row>
        <table:table-row table:style-name="ro1">
          <table:table-cell table:style-name="ce3"/>
          <table:table-cell table:style-name="ce3" office:value-type="string" calcext:value-type="string">
            <text:p>El esfuerzo y prioridad están en cero para poder definir mejor con el grupo completo, también se debería actualizar mejor los enunciados del US.</text:p>
          </table:table-cell>
          <table:table-cell table:style-name="ce3" table:number-columns-repeated="6"/>
        </table:table-row>
        <table:table-row table:style-name="ro1" table:number-rows-repeated="9">
          <table:table-cell table:style-name="ce3" table:number-columns-repeated="8"/>
        </table:table-row>
        <table:table-row table:style-name="ro1"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4:52:32.639637453</meta:creation-date>
    <dc:date>2018-02-21T15:52:23.667690740</dc:date>
    <meta:editing-duration>PT39M21S</meta:editing-duration>
    <meta:editing-cycles>23</meta:editing-cycles>
    <meta:generator>LibreOffice/5.1.6.2$Linux_X86_64 LibreOffice_project/10m0$Build-2</meta:generator>
    <meta:document-statistic meta:table-count="1" meta:cell-count="145" meta:object-count="0"/>
  </office:meta>
</office:document-meta>
</file>